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solid" draw:fill-color="#00ff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measure">
      <style:graphic-properties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7cm" svg:height="1.44cm" svg:x="6.44cm" svg:y="6.8cm">
          <text:p text:style-name="P1"><text:span text:style-name="T1">Reference Valu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7cm" svg:height="1.44cm" svg:x="6.44cm" svg:y="5.38cm">
          <text:p text:style-name="P2">Control Mod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7cm" svg:height="1.44cm" svg:x="6.44cm" svg:y="8.26cm">
          <text:p text:style-name="P2">Ganglion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87cm" svg:height="1.44cm" svg:x="6.43cm" svg:y="9.69cm">
          <text:p text:style-name="P2">Ganglion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87cm" svg:height="1.44cm" svg:x="6.42cm" svg:y="11.12cm">
          <text:p text:style-name="P2">Ganglion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87cm" svg:height="1.44cm" svg:x="6.42cm" svg:y="12.56cm">
          <text:p text:style-name="P2">Ganglion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87cm" svg:height="1.44cm" svg:x="6.42cm" svg:y="14cm">
          <text:p text:style-name="P2">Ganglion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87cm" svg:height="1.44cm" svg:x="6.42cm" svg:y="15.44cm">
          <text:p text:style-name="P2">Ganglion 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87cm" svg:height="3.5cm" svg:x="6.42cm" svg:y="16.87cm">
          <text:p text:style-name="P2">Dynamic</text:p>
          <text:p text:style-name="P2">Configuration</text:p>
          <text:p text:style-name="P2">Data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4" draw:text-style-name="P2" draw:layer="measurelines" svg:x1="11.72cm" svg:y1="5.42cm" svg:x2="11.59cm" svg:y2="20.33cm">
          <text:p text:style-name="P3">1 ms</text:p>
          <text:p text:style-name="P3"/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Lenz</meta:initial-creator>
    <meta:creation-date>2013-11-28T10:32:55.417364166</meta:creation-date>
    <dc:date>2013-11-28T17:41:53.217913117</dc:date>
    <dc:creator>Alexander Lenz</dc:creator>
    <meta:editing-duration>P0D</meta:editing-duration>
    <meta:editing-cycles>2</meta:editing-cycles>
    <meta:generator>LibreOffice/4.1.3.2$Linux_x86 LibreOffice_project/410m0$Build-2</meta:generator>
    <meta:document-statistic meta:object-count="10"/>
  </office:meta>
</office:document-meta>
</file>